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Pictures/1000020100000093000000B08626FBE62BA74FFD.png" manifest:media-type="image/png"/>
  <manifest:file-entry manifest:full-path="Pictures/100019850000166F000010C964FFD20DD43AE974.svg" manifest:media-type="image/svg+xml"/>
  <manifest:file-entry manifest:full-path="Pictures/100015A90000166F000010C9EB5C1CD63F722430.svg" manifest:media-type="image/svg+xml"/>
  <manifest:file-entry manifest:full-path="Pictures/10001A900000166F000010C9668920C3477D909C.svg" manifest:media-type="image/svg+xml"/>
  <manifest:file-entry manifest:full-path="Pictures/10000201000000D9000000A2DFA1FFA571F7D42B.png" manifest:media-type="image/png"/>
  <manifest:file-entry manifest:full-path="Pictures/100023220000166F000010C98BDD6AE25A63C9EA.svg" manifest:media-type="image/svg+xml"/>
  <manifest:file-entry manifest:full-path="Pictures/10000201000000D9000000A2A157ABCE25315DB6.png" manifest:media-type="image/png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EAE00000F2E0000122B73789F91D293EDC1.svg" manifest:media-type="image/svg+xml"/>
  <manifest:file-entry manifest:full-path="Pictures/10000201000000D9000000A2947E7A85B2143730.png" manifest:media-type="image/png"/>
  <manifest:file-entry manifest:full-path="Pictures/10000201000000D9000000A238A0F57B792679B9.png" manifest:media-type="image/png"/>
  <manifest:file-entry manifest:full-path="Pictures/10000201000000D9000000A22488717B08811243.png" manifest:media-type="image/png"/>
  <manifest:file-entry manifest:full-path="Pictures/10000201000000D9000000A2AE04356BF8207DC8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0201000000D9000000A2529F79E5F849FCBA.png" manifest:media-type="image/png"/>
  <manifest:file-entry manifest:full-path="Pictures/10000201000000D9000000A2D49B0C32BA386F07.png" manifest:media-type="image/png"/>
  <manifest:file-entry manifest:full-path="Pictures/10001A2B0000166F000010C938EC8AA8068E758A.svg" manifest:media-type="image/svg+xml"/>
  <manifest:file-entry manifest:full-path="Pictures/10000201000000D9000000A20D014684E4B52C20.png" manifest:media-type="image/png"/>
  <manifest:file-entry manifest:full-path="Pictures/10000201000000D9000000A282D7868B74E99C0E.png" manifest:media-type="image/png"/>
  <manifest:file-entry manifest:full-path="Pictures/10000201000000D9000000A2551B87D8731C17CB.png" manifest:media-type="image/png"/>
  <manifest:file-entry manifest:full-path="Pictures/10000201000000D9000000A27A73E6B0D2908B6C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1CFE0000166F000010C98B65053C0A16CE1B.svg" manifest:media-type="image/svg+xml"/>
  <manifest:file-entry manifest:full-path="Pictures/10000201000000D9000000A239431DA1310D1330.png" manifest:media-type="image/png"/>
  <manifest:file-entry manifest:full-path="Pictures/100000000000002000000020B2FF2A327EABC87D.png" manifest:media-type="image/png"/>
  <manifest:file-entry manifest:full-path="Pictures/100024F90000166F000010C92517E4A2BB0B5F34.svg" manifest:media-type="image/svg+xml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22590000166F000010C9D7DC7387389C4F6C.svg" manifest:media-type="image/svg+xml"/>
  <manifest:file-entry manifest:full-path="Pictures/10000201000000D9000000A29A1347C722F855E5.png" manifest:media-type="image/png"/>
  <manifest:file-entry manifest:full-path="Pictures/10000201000000D9000000A20CAF6DD538B037B1.png" manifest:media-type="image/png"/>
  <manifest:file-entry manifest:full-path="Pictures/10000201000000D9000000A21729A97D411D245C.png" manifest:media-type="image/png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1F8B0000166F000010C92AFB0065B8A12897.svg" manifest:media-type="image/svg+xml"/>
  <manifest:file-entry manifest:full-path="Pictures/100031A90000166F000010C952F597F64DE748DA.svg" manifest:media-type="image/svg+xml"/>
  <manifest:file-entry manifest:full-path="Pictures/10000201000000D9000000A215DDE573D62A7747.png" manifest:media-type="image/png"/>
  <manifest:file-entry manifest:full-path="Pictures/10001D970000166F000010C9E81C85F9135BCB18.svg" manifest:media-type="image/svg+xml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16" manifest:media-type=""/>
  <manifest:file-entry manifest:full-path="ObjectReplacements/Object 37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7" manifest:media-type=""/>
  <manifest:file-entry manifest:full-path="ObjectReplacements/Object 63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31" manifest:media-type="application/x-openoffice-gdimetafile;windows_formatname=&quot;GDIMetaFile&quot;"/>
  <manifest:file-entry manifest:full-path="ObjectReplacements/Object 65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52" manifest:media-type="application/x-openoffice-gdimetafile;windows_formatname=&quot;GDIMetaFile&quot;"/>
  <manifest:file-entry manifest:full-path="ObjectReplacements/Object 56" manifest:media-type=""/>
  <manifest:file-entry manifest:full-path="ObjectReplacements/Object 62" manifest:media-type="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5" manifest:media-type=""/>
  <manifest:file-entry manifest:full-path="ObjectReplacements/Object 66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ed1c24" draw:fill="solid" draw:fill-color="#ffffff" draw:textarea-horizontal-align="justify" draw:textarea-vertical-align="middle" draw:auto-grow-height="false" fo:min-height="1.097cm" fo:min-width="0.847cm"/>
    </style:style>
    <style:style style:name="gr14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15" style:family="graphic" style:parent-style-name="objectwithoutfill">
      <style:graphic-properties svg:stroke-width="0.051cm" draw:marker-start-width="0.318cm" draw:marker-end="Arrow" draw:marker-end-width="0.42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097cm" fo:min-width="0.847cm" draw:shadow-opacity="0%"/>
    </style:style>
    <style:style style:name="gr17" style:family="graphic" style:parent-style-name="standard">
      <style:graphic-properties svg:stroke-width="0.051cm" svg:stroke-color="#905804" draw:marker-start-width="0.355cm" draw:marker-end-width="0.355cm" draw:fill="solid" draw:fill-color="#ffffff" draw:textarea-horizontal-align="justify" draw:textarea-vertical-align="middle" draw:auto-grow-height="false" fo:min-height="1.047cm" fo:min-width="0.797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c506bb" draw:marker-start-width="0.355cm" draw:marker-end-width="0.355cm" draw:fill="solid" draw:fill-color="#ffffff" draw:textarea-horizontal-align="justify" draw:textarea-vertical-align="middle" draw:auto-grow-height="false" fo:min-height="1.047cm" fo:min-width="0.797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3333" draw:marker-start-width="0.355cm" draw:marker-end="Short_20_line_20_Arrow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="Short_20_line_20_Arrow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ff33ff" draw:marker-start-width="0.355cm" draw:marker-end="Short_20_line_20_Arrow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draw:marker-start-width="0.355cm" draw:marker-end="Short_20_line_20_Arrow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draw:marker-start-width="0.355cm" draw:marker-end="Short_20_line_20_Arrow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ed1c24" style:text-outline="false" style:text-line-through-style="none" style:text-line-through-type="none" style:font-name="Times New Roman1" fo:font-size="31.6000003814697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31.6000003814697pt" style:font-name-complex="Times New Roman1" style:font-size-complex="31.6000003814697pt" style:text-scale="100%" style:text-overline-style="none" style:text-overline-color="font-color"/>
    </style:style>
    <style:style style:name="P10" style:family="paragraph">
      <loext:graphic-properties draw:fill="none" draw:fill-color="#ffffff"/>
      <style:text-properties fo:color="#ed1c24" style:text-outline="false" style:text-line-through-style="none" style:text-line-through-type="none" style:font-name="Times New Roman1" fo:font-size="19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905804" style:text-outline="false" style:text-line-through-style="none" style:text-line-through-type="none" style:font-name="Times New Roman1" fo:font-size="31.6000003814697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31.6000003814697pt" style:font-name-complex="Times New Roman1" style:font-size-complex="31.6000003814697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905804" style:text-outline="false" style:text-line-through-style="none" style:text-line-through-type="none" style:font-name="Times New Roman1" fo:font-size="19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c506bb" style:text-outline="false" style:text-line-through-style="none" style:text-line-through-type="none" style:font-name="Times New Roman1" fo:font-size="31.6000003814697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31.6000003814697pt" style:font-name-complex="Times New Roman1" style:font-size-complex="31.6000003814697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c506bb" style:text-outline="false" style:text-line-through-style="none" style:text-line-through-type="none" style:font-name="Times New Roman1" fo:font-size="19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style:style style:name="P15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ed1c24" style:text-outline="false" style:text-line-through-style="none" style:text-line-through-type="none" style:font-name="Times New Roman1" fo:font-size="31.6000003814697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31.6000003814697pt" style:font-name-complex="Times New Roman1" style:font-size-complex="31.6000003814697pt" style:text-scale="100%" style:text-overline-style="none" style:text-overline-color="font-color"/>
    </style:style>
    <style:style style:name="T7" style:family="text">
      <style:text-properties fo:color="#ed1c24" style:text-outline="false" style:text-line-through-style="none" style:text-line-through-type="none" style:font-name="Times New Roman1" fo:font-size="19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style:style style:name="T8" style:family="text">
      <style:text-properties fo:color="#905804" style:text-outline="false" style:text-line-through-style="none" style:text-line-through-type="none" style:font-name="Times New Roman1" fo:font-size="31.6000003814697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31.6000003814697pt" style:font-name-complex="Times New Roman1" style:font-size-complex="31.6000003814697pt" style:text-scale="100%" style:text-overline-style="none" style:text-overline-color="font-color"/>
    </style:style>
    <style:style style:name="T9" style:family="text">
      <style:text-properties fo:color="#905804" style:text-outline="false" style:text-line-through-style="none" style:text-line-through-type="none" style:font-name="Times New Roman1" fo:font-size="19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style:style style:name="T10" style:family="text">
      <style:text-properties fo:color="#c506bb" style:text-outline="false" style:text-line-through-style="none" style:text-line-through-type="none" style:font-name="Times New Roman1" fo:font-size="31.6000003814697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31.6000003814697pt" style:font-name-complex="Times New Roman1" style:font-size-complex="31.6000003814697pt" style:text-scale="100%" style:text-overline-style="none" style:text-overline-color="font-color"/>
    </style:style>
    <style:style style:name="T11" style:family="text">
      <style:text-properties fo:color="#c506bb" style:text-outline="false" style:text-line-through-style="none" style:text-line-through-type="none" style:font-name="Times New Roman1" fo:font-size="19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9pt" style:font-name-complex="Times New Roman1" style:font-size-complex="19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1729A97D411D245C.png" xlink:type="simple" xlink:show="embed" xlink:actuate="onLoad"/>
            </draw:frame>
            <draw:frame draw:style-name="gr2" draw:text-style-name="P3" draw:layer="layout" svg:width="1.405cm" svg:height="0.861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7A73E6B0D2908B6C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0D014684E4B52C20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39431DA1310D1330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0CAF6DD538B037B1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D49B0C32BA386F07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2488717B08811243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551B87D8731C17CB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947E7A85B2143730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15DDE573D62A7747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DFA1FFA571F7D42B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1cm" svg:height="2.67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8626FBE62BA74FFD.png" xlink:type="simple" xlink:show="embed" xlink:actuate="onLoad"/>
          </draw:frame>
        </draw:g>
        <draw:connector draw:style-name="gr1" draw:text-style-name="P2" draw:layer="layout" draw:type="line" svg:x1="29.013cm" svg:y1="14.643cm" svg:x2="29.013cm" svg:y2="16.62cm" svg:d="M29013 14643v1977" svg:viewBox="0 0 1 1978">
          <text:p text:style-name="P1"><text:span text:style-name="T1">~ <text:s text:c="3"/></text:span></text:p>
        </draw:connector>
        <draw:custom-shape draw:style-name="gr13" draw:text-style-name="P8" xml:id="id33" draw:id="id33" draw:layer="layout" svg:width="1.905cm" svg:height="1.905cm" svg:x="1.3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3" draw:layer="layout" svg:width="2.286cm" svg:height="1.651cm" svg:x="11.722cm" svg:y="3.701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12.21cm" svg:y="4.552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style-name="gr2" draw:text-style-name="P3" xml:id="id20" draw:id="id20" draw:layer="layout" svg:width="0.467cm" svg:height="0.315cm" svg:x="13.353cm" svg:y="3.924cm">
            <lo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g xml:id="id10" draw:id="id10">
          <draw:frame draw:style-name="gr14" draw:text-style-name="P9" draw:layer="layout" svg:width="0.748cm" svg:height="1.014cm" svg:x="5.173cm" svg:y="8.716cm">
            <draw:text-box>
              <text:p><text:span text:style-name="T6">w</text:span></text:p>
            </draw:text-box>
          </draw:frame>
          <draw:frame draw:style-name="gr14" draw:text-style-name="P10" draw:layer="layout" svg:width="0.336cm" svg:height="0.607cm" svg:x="5.967cm" svg:y="9.235cm">
            <draw:text-box>
              <text:p><text:span text:style-name="T7">1</text:span></text:p>
            </draw:text-box>
          </draw:frame>
          <draw:frame draw:style-name="gr14" draw:text-style-name="P10" draw:layer="layout" svg:width="0.167cm" svg:height="0.608cm" svg:x="6.389cm" svg:y="9.234cm">
            <draw:text-box>
              <text:p><text:span text:style-name="T7">,</text:span></text:p>
            </draw:text-box>
          </draw:frame>
          <draw:frame draw:style-name="gr14" draw:text-style-name="P10" draw:layer="layout" svg:width="0.485cm" svg:height="0.608cm" svg:x="6.628cm" svg:y="9.234cm">
            <draw:text-box>
              <text:p><text:span text:style-name="T7">m</text:span></text:p>
            </draw:text-box>
          </draw:frame>
        </draw:g>
        <draw:g xml:id="id8" draw:id="id8">
          <draw:frame draw:style-name="gr14" draw:text-style-name="P11" draw:layer="layout" svg:width="0.748cm" svg:height="1.014cm" svg:x="7.26cm" svg:y="10.724cm">
            <draw:text-box>
              <text:p><text:span text:style-name="T8">w</text:span></text:p>
            </draw:text-box>
          </draw:frame>
          <draw:frame draw:style-name="gr14" draw:text-style-name="P12" draw:layer="layout" svg:width="0.843cm" svg:height="0.607cm" svg:x="8.08cm" svg:y="11.243cm">
            <draw:text-box>
              <text:p><text:span text:style-name="T9">2,1</text:span></text:p>
            </draw:text-box>
          </draw:frame>
        </draw:g>
        <draw:g xml:id="id6" draw:id="id6">
          <draw:frame draw:style-name="gr14" draw:text-style-name="P11" draw:layer="layout" svg:width="0.748cm" svg:height="1.014cm" svg:x="9.061cm" svg:y="12.525cm">
            <draw:text-box>
              <text:p><text:span text:style-name="T8">w</text:span></text:p>
            </draw:text-box>
          </draw:frame>
          <draw:frame draw:style-name="gr14" draw:text-style-name="P12" draw:layer="layout" svg:width="0.336cm" svg:height="0.607cm" svg:x="9.882cm" svg:y="13.044cm">
            <draw:text-box>
              <text:p><text:span text:style-name="T9">2</text:span></text:p>
            </draw:text-box>
          </draw:frame>
          <draw:frame draw:style-name="gr14" draw:text-style-name="P12" draw:layer="layout" svg:width="0.167cm" svg:height="0.608cm" svg:x="10.277cm" svg:y="13.043cm">
            <draw:text-box>
              <text:p><text:span text:style-name="T9">,</text:span></text:p>
            </draw:text-box>
          </draw:frame>
          <draw:frame draw:style-name="gr14" draw:text-style-name="P12" draw:layer="layout" svg:width="0.485cm" svg:height="0.608cm" svg:x="10.542cm" svg:y="13.043cm">
            <draw:text-box>
              <text:p><text:span text:style-name="T9">m</text:span></text:p>
            </draw:text-box>
          </draw:frame>
        </draw:g>
        <draw:g xml:id="id2" draw:id="id2">
          <draw:frame draw:style-name="gr14" draw:text-style-name="P13" draw:layer="layout" svg:width="0.748cm" svg:height="1.014cm" svg:x="11.962cm" svg:y="11.126cm">
            <draw:text-box>
              <text:p><text:span text:style-name="T10">w</text:span></text:p>
            </draw:text-box>
          </draw:frame>
          <draw:frame draw:style-name="gr14" draw:text-style-name="P14" draw:layer="layout" svg:width="0.336cm" svg:height="0.608cm" svg:x="12.783cm" svg:y="11.644cm">
            <draw:text-box>
              <text:p><text:span text:style-name="T11">n</text:span></text:p>
            </draw:text-box>
          </draw:frame>
          <draw:frame draw:style-name="gr14" draw:text-style-name="P14" draw:layer="layout" svg:width="0.167cm" svg:height="0.608cm" svg:x="13.205cm" svg:y="11.644cm">
            <draw:text-box>
              <text:p><text:span text:style-name="T11">,</text:span></text:p>
            </draw:text-box>
          </draw:frame>
          <draw:frame draw:style-name="gr14" draw:text-style-name="P14" draw:layer="layout" svg:width="0.336cm" svg:height="0.607cm" svg:x="13.443cm" svg:y="11.645cm">
            <draw:text-box>
              <text:p><text:span text:style-name="T11">1</text:span></text:p>
            </draw:text-box>
          </draw:frame>
        </draw:g>
        <draw:g xml:id="id4" draw:id="id4">
          <draw:frame draw:style-name="gr14" draw:text-style-name="P13" draw:layer="layout" svg:width="0.748cm" svg:height="1.014cm" svg:x="13.603cm" svg:y="13.727cm">
            <draw:text-box>
              <text:p><text:span text:style-name="T10">w</text:span></text:p>
            </draw:text-box>
          </draw:frame>
          <draw:frame draw:style-name="gr14" draw:text-style-name="P14" draw:layer="layout" svg:width="0.336cm" svg:height="0.608cm" svg:x="14.424cm" svg:y="14.245cm">
            <draw:text-box>
              <text:p><text:span text:style-name="T11">n</text:span></text:p>
            </draw:text-box>
          </draw:frame>
          <draw:frame draw:style-name="gr14" draw:text-style-name="P14" draw:layer="layout" svg:width="0.167cm" svg:height="0.608cm" svg:x="14.846cm" svg:y="14.245cm">
            <draw:text-box>
              <text:p><text:span text:style-name="T11">,</text:span></text:p>
            </draw:text-box>
          </draw:frame>
          <draw:frame draw:style-name="gr14" draw:text-style-name="P14" draw:layer="layout" svg:width="0.485cm" svg:height="0.608cm" svg:x="15.084cm" svg:y="14.245cm">
            <draw:text-box>
              <text:p><text:span text:style-name="T11">m</text:span></text:p>
            </draw:text-box>
          </draw:frame>
        </draw:g>
        <draw:g xml:id="id12" draw:id="id12">
          <draw:frame draw:style-name="gr14" draw:text-style-name="P9" draw:layer="layout" svg:width="0.748cm" svg:height="1.014cm" svg:x="3.173cm" svg:y="7.416cm">
            <draw:text-box>
              <text:p><text:span text:style-name="T6">w</text:span></text:p>
            </draw:text-box>
          </draw:frame>
          <draw:frame draw:style-name="gr14" draw:text-style-name="P10" draw:layer="layout" svg:width="0.336cm" svg:height="0.607cm" svg:x="3.967cm" svg:y="7.935cm">
            <draw:text-box>
              <text:p><text:span text:style-name="T7">1</text:span></text:p>
            </draw:text-box>
          </draw:frame>
          <draw:frame draw:style-name="gr14" draw:text-style-name="P10" draw:layer="layout" svg:width="0.167cm" svg:height="0.608cm" svg:x="4.389cm" svg:y="7.934cm">
            <draw:text-box>
              <text:p><text:span text:style-name="T7">,</text:span></text:p>
            </draw:text-box>
          </draw:frame>
          <draw:frame draw:style-name="gr14" draw:text-style-name="P10" draw:layer="layout" svg:width="0.485cm" svg:height="0.608cm" svg:x="4.628cm" svg:y="7.934cm">
            <draw:text-box>
              <text:p><text:span text:style-name="T7">1</text:span></text:p>
            </draw:text-box>
          </draw:frame>
        </draw:g>
        <draw:g xml:id="id3" draw:id="id3">
          <draw:frame draw:style-name="gr3" draw:text-style-name="P3" draw:layer="layout" svg:width="2.286cm" svg:height="1.651cm" svg:x="13.422cm" svg:y="4.402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13.91cm" svg:y="5.253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3" xml:id="id21" draw:id="id21" draw:layer="layout" svg:width="0.467cm" svg:height="0.315cm" svg:x="15.053cm" svg:y="4.625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 xml:id="id7" draw:id="id7">
          <draw:frame draw:style-name="gr3" draw:text-style-name="P3" draw:layer="layout" svg:width="2.286cm" svg:height="1.651cm" svg:x="6.922cm" svg:y="4.002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7.41cm" svg:y="4.853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3" xml:id="id17" draw:id="id17" draw:layer="layout" svg:width="0.467cm" svg:height="0.315cm" svg:x="8.553cm" svg:y="4.225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g xml:id="id5" draw:id="id5">
          <draw:frame draw:style-name="gr3" draw:text-style-name="P3" draw:layer="layout" svg:width="2.286cm" svg:height="1.651cm" svg:x="8.822cm" svg:y="4.703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9.31cm" svg:y="5.554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3" xml:id="id18" draw:id="id18" draw:layer="layout" svg:width="0.467cm" svg:height="0.315cm" svg:x="10.453cm" svg:y="4.92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g xml:id="id11" draw:id="id11">
          <draw:frame draw:style-name="gr3" draw:text-style-name="P3" draw:layer="layout" svg:width="2.286cm" svg:height="1.651cm" svg:x="3.022cm" svg:y="3.504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3.51cm" svg:y="4.355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3" xml:id="id14" draw:id="id14" draw:layer="layout" svg:width="0.467cm" svg:height="0.315cm" svg:x="4.653cm" svg:y="3.727cm">
            <lo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</draw:g>
        <draw:g xml:id="id9" draw:id="id9">
          <draw:frame draw:style-name="gr3" draw:text-style-name="P3" draw:layer="layout" svg:width="2.286cm" svg:height="1.651cm" svg:x="5.007cm" svg:y="3.569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5.495cm" svg:y="4.42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style-name="gr2" draw:text-style-name="P3" xml:id="id15" draw:id="id15" draw:layer="layout" svg:width="0.467cm" svg:height="0.315cm" svg:x="6.638cm" svg:y="3.792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  <draw:connector draw:style-name="gr15" draw:text-style-name="P2" draw:layer="layout" draw:type="line" svg:x1="12.865cm" svg:y1="5.352cm" svg:x2="12.87cm" svg:y2="11.126cm" draw:start-shape="id1" draw:start-glue-point="2" draw:end-shape="id2" draw:end-glue-point="0" svg:d="M12865 5352l5 5774" svg:viewBox="0 0 6 5775">
          <text:p text:style-name="P1"><text:span text:style-name="T1">~ <text:s text:c="3"/></text:span></text:p>
        </draw:connector>
        <draw:connector draw:style-name="gr15" draw:text-style-name="P2" draw:layer="layout" draw:type="line" svg:x1="14.565cm" svg:y1="6.053cm" svg:x2="14.586cm" svg:y2="13.727cm" draw:start-shape="id3" draw:start-glue-point="2" draw:end-shape="id4" draw:end-glue-point="0" svg:d="M14565 6053l21 7674" svg:viewBox="0 0 22 7675">
          <text:p text:style-name="P1"><text:span text:style-name="T1">~ <text:s text:c="3"/></text:span></text:p>
        </draw:connector>
        <draw:connector draw:style-name="gr15" draw:text-style-name="P2" draw:layer="layout" draw:type="line" svg:x1="9.965cm" svg:y1="6.354cm" svg:x2="10.044cm" svg:y2="12.525cm" draw:start-shape="id5" draw:start-glue-point="2" draw:end-shape="id6" draw:end-glue-point="0" svg:d="M9965 6354l79 6171" svg:viewBox="0 0 80 6172">
          <text:p text:style-name="P1"><text:span text:style-name="T1">~ <text:s text:c="3"/></text:span></text:p>
        </draw:connector>
        <draw:connector draw:style-name="gr15" draw:text-style-name="P2" draw:layer="layout" draw:type="line" svg:x1="8.065cm" svg:y1="5.653cm" svg:x2="8.091cm" svg:y2="10.724cm" draw:start-shape="id7" draw:start-glue-point="2" draw:end-shape="id8" draw:end-glue-point="0" svg:d="M8065 5653l26 5071" svg:viewBox="0 0 27 5072">
          <text:p text:style-name="P1"><text:span text:style-name="T1">~ <text:s text:c="3"/></text:span></text:p>
        </draw:connector>
        <draw:connector draw:style-name="gr15" draw:text-style-name="P2" draw:layer="layout" draw:type="line" svg:x1="6.15cm" svg:y1="5.22cm" svg:x2="6.143cm" svg:y2="8.716cm" draw:start-shape="id9" draw:start-glue-point="2" draw:end-shape="id10" draw:end-glue-point="0" svg:d="M6150 5220l-7 3496" svg:viewBox="0 0 8 3497">
          <text:p text:style-name="P1"><text:span text:style-name="T1">~ <text:s text:c="3"/></text:span></text:p>
        </draw:connector>
        <draw:connector draw:style-name="gr15" draw:text-style-name="P2" draw:layer="layout" draw:type="line" svg:x1="4.165cm" svg:y1="5.155cm" svg:x2="4.143cm" svg:y2="7.416cm" draw:start-shape="id11" draw:start-glue-point="2" draw:end-shape="id12" svg:d="M4165 5155l-22 2261" svg:viewBox="0 0 23 2262">
          <text:p text:style-name="P1"><text:span text:style-name="T1">~ <text:s text:c="3"/></text:span></text:p>
        </draw:connector>
        <draw:g xml:id="id13" draw:id="id13">
          <draw:glue-point draw:id="4" svg:x="0.062cm" svg:y="-3.533cm" draw:escape-direction="up"/>
          <draw:frame draw:style-name="gr3" draw:text-style-name="P3" draw:layer="layout" svg:width="2.413cm" svg:height="1.778cm" svg:x="2.286cm" svg:y="0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486cm" svg:height="0.441cm" svg:x="3.244cm" svg:y="0.395cm">
            <loext:p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</draw:g>
        <draw:connector draw:style-name="gr15" draw:text-style-name="P2" draw:layer="layout" draw:type="line" svg:x1="3.492cm" svg:y1="1.778cm" svg:x2="4.886cm" svg:y2="3.727cm" draw:start-shape="id13" draw:start-glue-point="2" draw:end-shape="id14" draw:end-glue-point="0" svg:d="M3492 1778l1394 1949" svg:viewBox="0 0 1395 1950">
          <text:p text:style-name="P1"><text:span text:style-name="T1">~ <text:s text:c="9"/></text:span></text:p>
        </draw:connector>
        <draw:connector draw:style-name="gr15" draw:text-style-name="P2" draw:layer="layout" draw:type="line" svg:x1="3.492cm" svg:y1="1.778cm" svg:x2="6.871cm" svg:y2="3.792cm" draw:start-shape="id13" draw:start-glue-point="2" draw:end-shape="id15" draw:end-glue-point="0" svg:d="M3492 1778l3379 2014" svg:viewBox="0 0 3380 2015">
          <text:p text:style-name="P1"><text:span text:style-name="T1"><text:s text:c="4"/></text:span><text:span text:style-name="T1">~ <text:s text:c="3"/></text:span></text:p>
        </draw:connector>
        <draw:g xml:id="id16" draw:id="id16">
          <draw:glue-point draw:id="4" svg:x="0.062cm" svg:y="-3.533cm" draw:escape-direction="up"/>
          <draw:frame draw:style-name="gr3" draw:text-style-name="P3" draw:layer="layout" svg:width="2.413cm" svg:height="1.778cm" svg:x="7.511cm" svg:y="0.225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486cm" svg:height="0.441cm" svg:x="8.469cm" svg:y="0.62cm">
            <loext:p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draw:g>
        <draw:connector draw:style-name="gr15" draw:text-style-name="P2" draw:layer="layout" draw:type="line" svg:x1="8.717cm" svg:y1="2.003cm" svg:x2="8.786cm" svg:y2="4.225cm" draw:start-shape="id16" draw:start-glue-point="2" draw:end-shape="id17" draw:end-glue-point="0" svg:d="M8717 2003l69 2222" svg:viewBox="0 0 70 2223">
          <text:p text:style-name="P1"><text:span text:style-name="T1">~ <text:s text:c="3"/></text:span></text:p>
        </draw:connector>
        <draw:connector draw:style-name="gr15" draw:text-style-name="P2" draw:layer="layout" draw:type="line" svg:x1="8.717cm" svg:y1="2.003cm" svg:x2="10.686cm" svg:y2="4.926cm" draw:start-shape="id16" draw:start-glue-point="2" draw:end-shape="id18" draw:end-glue-point="0" svg:d="M8717 2003l1969 2923" svg:viewBox="0 0 1970 2924">
          <text:p text:style-name="P1"><text:span text:style-name="T1">~ <text:s text:c="3"/></text:span></text:p>
        </draw:connector>
        <draw:g xml:id="id19" draw:id="id19">
          <draw:glue-point draw:id="4" svg:x="0.062cm" svg:y="-3.533cm" draw:escape-direction="up"/>
          <draw:frame draw:style-name="gr3" draw:text-style-name="P3" draw:layer="layout" svg:width="2.413cm" svg:height="1.778cm" svg:x="12.325cm" svg:y="0.226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486cm" svg:height="0.441cm" svg:x="13.283cm" svg:y="0.621cm">
            <lo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draw:g>
        <draw:connector draw:style-name="gr1" draw:text-style-name="P2" draw:layer="layout" draw:type="line" svg:x1="13.531cm" svg:y1="2.004cm" svg:x2="13.586cm" svg:y2="3.924cm" draw:start-shape="id19" draw:start-glue-point="2" draw:end-shape="id20" draw:end-glue-point="0" svg:d="M13531 2004l55 1920" svg:viewBox="0 0 56 1921">
          <text:p text:style-name="P1"><text:span text:style-name="T1">~ <text:s text:c="3"/></text:span></text:p>
        </draw:connector>
        <draw:connector draw:style-name="gr1" draw:text-style-name="P2" draw:layer="layout" draw:type="line" svg:x1="13.531cm" svg:y1="2.004cm" svg:x2="15.286cm" svg:y2="4.625cm" draw:start-shape="id19" draw:start-glue-point="2" draw:end-shape="id21" draw:end-glue-point="0" svg:d="M13531 2004l1755 2621" svg:viewBox="0 0 1756 2622">
          <text:p text:style-name="P1"><text:span text:style-name="T1">~ <text:s text:c="3"/></text:span></text:p>
        </draw:connector>
        <draw:g xml:id="id34" draw:id="id34">
          <draw:custom-shape draw:style-name="gr16" draw:text-style-name="P15" draw:layer="layout" svg:width="1.905cm" svg:height="1.905cm" draw:transform="skewX (0.00523598775598299) rotate (0.00523598775598299) translate (15.621cm 8.9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14cm" svg:height="1.418cm" svg:x="16.009cm" svg:y="9.294cm">
            <lo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g xml:id="id35" draw:id="id35">
          <draw:custom-shape draw:style-name="gr16" draw:text-style-name="P15" draw:layer="layout" svg:width="1.905cm" svg:height="1.905cm" svg:x="15.621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1.31cm" svg:height="1.418cm" svg:x="16.047cm" svg:y="12.962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frame draw:style-name="gr2" draw:text-style-name="P3" draw:layer="layout" svg:width="0.883cm" svg:height="1.418cm" svg:x="1.809cm" svg:y="7.694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g xml:id="id36" draw:id="id36">
          <draw:custom-shape draw:style-name="gr17" draw:text-style-name="P8" draw:layer="layout" svg:width="1.905cm" svg:height="1.905cm" svg:x="1.397cm" svg:y="10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891cm" svg:height="1.418cm" svg:x="1.81cm" svg:y="10.594cm">
            <lo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</draw:g>
        <draw:g xml:id="id37" draw:id="id37">
          <draw:custom-shape draw:style-name="gr18" draw:text-style-name="P8" draw:layer="layout" svg:width="1.905cm" svg:height="1.905cm" svg:x="1.397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899cm" svg:height="1.418cm" svg:x="1.825cm" svg:y="13.824cm">
            <loext:p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</draw:g>
        <draw:g xml:id="id31" draw:id="id31">
          <draw:custom-shape draw:style-name="gr16" draw:text-style-name="P15" draw:layer="layout" svg:width="1.905cm" svg:height="1.905cm" draw:transform="skewX (0.00523598775598299) rotate (0.00523598775598299) translate (20.221cm 11.2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822cm" svg:height="1.26cm" svg:x="20.809cm" svg:y="11.594cm">
            <loext:p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draw:g>
        <draw:g xml:id="id22" draw:id="id22">
          <draw:frame draw:style-name="gr3" draw:text-style-name="P3" draw:layer="layout" svg:width="2.286cm" svg:height="1.651cm" svg:x="17.222cm" svg:y="3.801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17.71cm" svg:y="4.652cm">
            <loext:p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style-name="gr2" draw:text-style-name="P3" xml:id="id24" draw:id="id24" draw:layer="layout" svg:width="0.467cm" svg:height="0.315cm" svg:x="18.853cm" svg:y="4.024cm">
            <loext:p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</draw:g>
        <draw:connector draw:style-name="gr15" draw:text-style-name="P2" draw:layer="layout" draw:type="line" svg:x1="18.365cm" svg:y1="5.452cm" svg:x2="18.414cm" svg:y2="9.621cm" draw:start-shape="id22" draw:start-glue-point="2" svg:d="M18365 5452l49 4169" svg:viewBox="0 0 50 4170">
          <text:p text:style-name="P1"><text:span text:style-name="T1">~ <text:s text:c="3"/></text:span></text:p>
        </draw:connector>
        <draw:g xml:id="id23" draw:id="id23">
          <draw:glue-point draw:id="4" svg:x="0.062cm" svg:y="-3.533cm" draw:escape-direction="up"/>
          <draw:frame draw:style-name="gr3" draw:text-style-name="P3" draw:layer="layout" svg:width="2.413cm" svg:height="1.778cm" svg:x="17.907cm" svg:y="0.27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486cm" svg:height="0.441cm" svg:x="18.865cm" svg:y="0.665cm">
            <lo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</draw:g>
        <draw:connector draw:style-name="gr1" draw:text-style-name="P2" draw:layer="layout" draw:type="line" svg:x1="19.113cm" svg:y1="2.048cm" svg:x2="19.086cm" svg:y2="4.024cm" draw:start-shape="id23" draw:start-glue-point="2" draw:end-shape="id24" draw:end-glue-point="0" svg:d="M19113 2048l-27 1976" svg:viewBox="0 0 28 1977">
          <text:p text:style-name="P1"><text:span text:style-name="T1">~ <text:s text:c="3"/></text:span></text:p>
        </draw:connector>
        <draw:connector draw:style-name="gr1" draw:text-style-name="P2" draw:layer="layout" draw:type="line" svg:x1="19.113cm" svg:y1="2.048cm" svg:x2="20.786cm" svg:y2="5.025cm" draw:start-shape="id23" draw:start-glue-point="2" draw:end-shape="id25" draw:end-glue-point="0" svg:d="M19113 2048l1673 2977" svg:viewBox="0 0 1674 2978">
          <text:p text:style-name="P1"><text:span text:style-name="T1">~ <text:s text:c="3"/></text:span></text:p>
        </draw:connector>
        <draw:g xml:id="id26" draw:id="id26">
          <draw:frame draw:style-name="gr3" draw:text-style-name="P3" draw:layer="layout" svg:width="2.286cm" svg:height="1.651cm" svg:x="18.922cm" svg:y="4.802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draw:layer="layout" svg:width="1.196cm" svg:height="0.506cm" svg:x="19.41cm" svg:y="5.653cm">
            <loext:p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style-name="gr2" draw:text-style-name="P3" xml:id="id25" draw:id="id25" draw:layer="layout" svg:width="0.467cm" svg:height="0.315cm" svg:x="20.553cm" svg:y="5.025cm">
            <lo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</draw:g>
        <draw:connector draw:style-name="gr15" draw:text-style-name="P2" draw:layer="layout" draw:type="line" svg:x1="20.065cm" svg:y1="6.453cm" svg:x2="20.044cm" svg:y2="11.332cm" draw:start-shape="id26" draw:start-glue-point="2" svg:d="M20065 6453l-21 4879" svg:viewBox="0 0 22 4880">
          <text:p text:style-name="P1"><text:span text:style-name="T1">~ <text:s text:c="3"/></text:span></text:p>
        </draw:connector>
        <draw:g xml:id="id29" draw:id="id29">
          <draw:frame draw:style-name="gr3" draw:text-style-name="P3" draw:layer="layout" svg:width="2.294cm" svg:height="2.076cm" svg:x="24.564cm" svg:y="4.114cm">
            <draw:image xlink:href="Pictures/100026D80000166F000010C98A4A87423F9945D3.svg" xlink:type="simple" xlink:show="embed" xlink:actuate="onLoad">
              <text:p/>
            </draw:image>
            <draw:image xlink:href="Pictures/10000201000000D9000000A2A157ABCE25315DB6.png" xlink:type="simple" xlink:show="embed" xlink:actuate="onLoad"/>
          </draw:frame>
          <draw:frame draw:style-name="gr2" draw:text-style-name="P3" draw:layer="layout" svg:width="0.463cm" svg:height="0.517cm" svg:x="25.474cm" svg:y="4.574cm">
            <lo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</draw:g>
        <draw:g>
          <draw:frame draw:style-name="gr3" draw:text-style-name="P3" xml:id="id27" draw:id="id27" draw:layer="layout" svg:width="2.039cm" svg:height="1.814cm" svg:x="20.186cm" svg:y="15.713cm">
            <draw:image xlink:href="Pictures/100040760000166F000010C9120BF5CB35BD9A33.svg" xlink:type="simple" xlink:show="embed" xlink:actuate="onLoad">
              <text:p/>
            </draw:image>
            <draw:image xlink:href="Pictures/10000201000000D9000000A29A1347C722F855E5.png" xlink:type="simple" xlink:show="embed" xlink:actuate="onLoad"/>
          </draw:frame>
          <draw:frame draw:style-name="gr2" draw:text-style-name="P3" xml:id="id32" draw:id="id32" draw:layer="layout" svg:width="0.389cm" svg:height="0.438cm" svg:x="21.03cm" svg:y="16.616cm">
            <loext:p/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  <draw:frame draw:style-name="gr2" draw:text-style-name="P3" xml:id="id30" draw:id="id30" draw:layer="layout" svg:width="0.416cm" svg:height="0.346cm" svg:x="21.648cm" svg:y="16.339cm">
            <loext:p/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</draw:g>
        <draw:frame draw:style-name="gr2" draw:text-style-name="P3" xml:id="id28" draw:id="id28" draw:layer="layout" svg:width="1.127cm" svg:height="1.417cm" svg:x="20.636cm" svg:y="19.52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connector draw:style-name="gr15" draw:text-style-name="P2" draw:layer="layout" draw:type="line" svg:x1="21.205cm" svg:y1="17.527cm" svg:x2="21.199cm" svg:y2="19.527cm" draw:start-shape="id27" draw:start-glue-point="2" draw:end-shape="id28" draw:end-glue-point="0" svg:d="M21205 17527l-6 2000" svg:viewBox="0 0 7 2001">
          <text:p text:style-name="P1"><text:span text:style-name="T1">~ <text:s text:c="5"/></text:span></text:p>
        </draw:connector>
        <draw:connector draw:style-name="gr15" draw:text-style-name="P2" draw:layer="layout" draw:type="line" svg:x1="25.711cm" svg:y1="6.19cm" svg:x2="21.856cm" svg:y2="16.339cm" draw:start-shape="id29" draw:start-glue-point="2" draw:end-shape="id30" draw:end-glue-point="0" svg:d="M25711 6190l-3855 10149" svg:viewBox="0 0 3856 10150">
          <text:p text:style-name="P1"><text:span text:style-name="T1"><text:s text:c="5"/></text:span><text:span text:style-name="T1">~ <text:s text:c="3"/></text:span></text:p>
        </draw:connector>
        <draw:connector draw:style-name="gr1" draw:text-style-name="P2" draw:layer="layout" draw:type="line" svg:x1="21.173cm" svg:y1="13.148cm" svg:x2="21.224cm" svg:y2="16.616cm" draw:start-shape="id31" draw:start-glue-point="2" draw:end-shape="id32" draw:end-glue-point="0" svg:d="M21173 13148l51 3468" svg:viewBox="0 0 52 3469">
          <text:p text:style-name="P1"><text:span text:style-name="T1"/></text:p>
          <text:p text:style-name="P1"><text:span text:style-name="T1"><text:s/></text:span><text:span text:style-name="T1">=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3" draw:layer="layout" draw:type="line" svg:x1="3.288cm" svg:y1="8.485cm" svg:x2="15.621cm" svg:y2="9.89cm" draw:start-shape="id33" draw:start-glue-point="10" draw:end-shape="id34" draw:end-glue-point="3" svg:d="M3288 8485l12333 1405" svg:viewBox="0 0 12334 1406">
          <text:p/>
        </draw:connector>
        <draw:connector draw:style-name="gr19" draw:text-style-name="P3" draw:layer="layout" draw:type="line" svg:x1="3.288cm" svg:y1="8.485cm" svg:x2="15.621cm" svg:y2="13.652cm" draw:start-shape="id33" draw:start-glue-point="10" draw:end-shape="id35" draw:end-glue-point="3" svg:d="M3288 8485l12333 5167" svg:viewBox="0 0 12334 5168">
          <text:p/>
        </draw:connector>
        <draw:connector draw:style-name="gr20" draw:text-style-name="P3" draw:layer="layout" draw:type="line" svg:x1="3.302cm" svg:y1="11.279cm" svg:x2="15.621cm" svg:y2="9.89cm" draw:start-shape="id36" draw:start-glue-point="1" draw:end-shape="id34" draw:end-glue-point="3" svg:d="M3302 11279l12319-1389" svg:viewBox="0 0 12320 1390">
          <text:p/>
        </draw:connector>
        <draw:connector draw:style-name="gr20" draw:text-style-name="P3" draw:layer="layout" draw:type="line" svg:x1="3.303cm" svg:y1="11.28cm" svg:x2="15.621cm" svg:y2="13.652cm" draw:end-shape="id35" draw:end-glue-point="3" svg:d="M3303 11280l12318 2372" svg:viewBox="0 0 12319 2373">
          <text:p/>
        </draw:connector>
        <draw:connector draw:style-name="gr21" draw:text-style-name="P3" draw:layer="layout" draw:type="line" svg:x1="3.302cm" svg:y1="14.414cm" svg:x2="15.621cm" svg:y2="9.89cm" draw:start-shape="id37" draw:start-glue-point="1" draw:end-shape="id34" draw:end-glue-point="3" svg:d="M3302 14414l12319-4524" svg:viewBox="0 0 12320 4525">
          <text:p/>
        </draw:connector>
        <draw:connector draw:style-name="gr21" draw:text-style-name="P3" draw:layer="layout" draw:type="line" svg:x1="3.302cm" svg:y1="14.414cm" svg:x2="15.621cm" svg:y2="13.652cm" draw:start-shape="id37" draw:start-glue-point="1" draw:end-shape="id35" draw:end-glue-point="3" svg:d="M3302 14414l12319-762" svg:viewBox="0 0 12320 763">
          <text:p/>
        </draw:connector>
        <draw:connector draw:style-name="gr22" draw:text-style-name="P3" draw:layer="layout" draw:type="line" svg:x1="17.526cm" svg:y1="9.89cm" svg:x2="20.221cm" svg:y2="12.19cm" draw:start-shape="id34" draw:start-glue-point="1" draw:end-shape="id31" draw:end-glue-point="3" svg:d="M17526 9890l2695 2300" svg:viewBox="0 0 2696 2301">
          <text:p/>
        </draw:connector>
        <draw:connector draw:name="woo" draw:style-name="gr23" draw:text-style-name="P3" draw:layer="layout" draw:type="line" svg:x1="17.526cm" svg:y1="13.652cm" svg:x2="20.222cm" svg:y2="12.19cm" draw:start-shape="id35" draw:start-glue-point="1" svg:d="M17526 13652l2696-1462" svg:viewBox="0 0 2697 1463">
          <text:p text:style-name="P1"/>
        </draw:connector>
        <draw:connector draw:style-name="gr24" draw:text-style-name="P3" draw:layer="layout" draw:type="line" svg:x1="2.349cm" svg:y1="12.232cm" svg:x2="2.349cm" svg:y2="13.462cm" draw:start-shape="id36" draw:start-glue-point="2" draw:end-shape="id37" draw:end-glue-point="0" svg:d="M2349 12232v1230" svg:viewBox="0 0 1 1231">
          <text:p/>
        </draw:connector>
        <draw:connector draw:style-name="gr24" draw:text-style-name="P3" draw:layer="layout" draw:type="line" svg:x1="16.573cm" svg:y1="10.848cm" svg:x2="16.573cm" svg:y2="12.7cm" draw:start-shape="id34" draw:start-glue-point="2" draw:end-shape="id35" draw:end-glue-point="0" svg:d="M16573 10848v1852" svg:viewBox="0 0 1 1853">
          <text:p/>
        </draw:connector>
        <draw:line draw:style-name="gr25" draw:text-style-name="P3" draw:layer="layout" svg:x1="1.016cm" svg:y1="6.731cm" svg:x2="27.305cm" svg:y2="6.731cm">
          <text:p/>
        </draw:line>
        <draw:line draw:style-name="gr25" draw:text-style-name="P3" draw:layer="layout" svg:x1="0.889cm" svg:y1="15.557cm" svg:x2="27.178cm" svg:y2="15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fill="none" draw:fill-gradient-name="Gradient_20_2" draw:fill-hatch-name="Hatching_20_1" draw:fill-image-name="Bitmap_20_1" draw:textarea-horizontal-align="left" draw:textarea-vertical-align="top" draw:fit-to-size="shrink-to-fit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0-25T16:31:23.059477906</dc:date>
    <meta:editing-duration>P1DT8H19M21S</meta:editing-duration>
    <meta:editing-cycles>39</meta:editing-cycles>
    <meta:generator>LibreOffice/5.1.6.2$Linux_X86_64 LibreOffice_project/10m0$Build-2</meta:generator>
    <meta:document-statistic meta:object-count="220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3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5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39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4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5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1/content.xml><?xml version="1.0" encoding="utf-8"?>
<math xmlns="http://www.w3.org/1998/Math/MathML" display="block">
  <semantics>
    <msub>
      <mi>h</mi>
      <mi>m</mi>
    </msub>
    <annotation encoding="StarMath 5.0">h_m</annotation>
  </semantics>
</math>
</file>

<file path=Object 5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5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55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56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57/content.xml><?xml version="1.0" encoding="utf-8"?>
<math xmlns="http://www.w3.org/1998/Math/MathML" display="block">
  <semantics>
    <mi>o</mi>
    <annotation encoding="StarMath 5.0">o</annotation>
  </semantics>
</math>
</file>

<file path=Object 58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59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 </annotation>
  </semantics>
</math>
</file>

<file path=Object 6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61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</annotation>
  </semantics>
</math>
</file>

<file path=Object 6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64/content.xml><?xml version="1.0" encoding="utf-8"?>
<math xmlns="http://www.w3.org/1998/Math/MathML" display="block">
  <semantics>
    <mi mathvariant="normal">μ</mi>
    <annotation encoding="StarMath 5.0">%mu</annotation>
  </semantics>
</math>
</file>

<file path=Object 65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6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